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Sans Serif" svg:font-family="'Sans Serif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3.641cm"/>
    </style:style>
    <style:style style:name="co8" style:family="table-column">
      <style:table-column-properties fo:break-before="auto" style:column-width="0.6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/>
    </style:style>
    <style:style style:name="ce12" style:family="table-cell" style:parent-style-name="Default">
      <style:table-cell-properties fo:background-color="#e6e6e6"/>
      <style:text-properties fo:font-size="7pt" fo:font-weight="bold"/>
    </style:style>
    <style:style style:name="ce13" style:family="table-cell" style:parent-style-name="Default">
      <style:text-properties fo:font-size="7pt"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3"/>
        <table:table-column table:style-name="co9" table:number-columns-repeated="245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2"/>
          <table:table-cell table:style-name="ce11" table:number-columns-repeated="245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54];0)" office:value-type="float" office:value="89">
            <text:p>89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54];1)" office:value-type="float" office:value="12">
            <text:p>12</text:p>
          </table:table-cell>
          <table:table-cell table:number-columns-repeated="245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54];2)" office:value-type="float" office:value="20">
            <text:p>20</text:p>
          </table:table-cell>
          <table:table-cell table:number-columns-repeated="245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54];3)" office:value-type="float" office:value="32">
            <text:p>32</text:p>
          </table:table-cell>
          <table:table-cell table:number-columns-repeated="245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53-COUNTBLANK([.A2:.A154])" office:value-type="float" office:value="48">
            <text:p>48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4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4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4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4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op</text:p>
          </table:table-cell>
          <table:table-cell table:style-name="ce4" office:value-type="string">
            <text:p>khtml/ecma/debugger/images</text:p>
          </table:table-cell>
          <table:table-cell table:style-name="ce4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notification dialog</text:p>
          </table:table-cell>
          <table:table-cell table:style-name="ce4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4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4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print</text:p>
          </table:table-cell>
          <table:table-cell table:style-name="ce4" office:value-type="string">
            <text:p>print preview, print job mgr</text:p>
          </table:table-cell>
          <table:table-cell table:style-name="ce4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op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clos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print</text:p>
          </table:table-cell>
          <table:table-cell table:style-name="ce4" office:value-type="string">
            <text:p>print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shortcuts</text:p>
          </table:table-cell>
          <table:table-cell table:style-name="ce4" office:value-type="string">
            <text:p>config shortcuts acti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whats thi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Sans Serif" svg:font-family="'Sans Serif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1">21/01/2007</text:date>, <text:time>17.46.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1-21T17:46:47</dc:date>
    <dc:language>it-IT</dc:language>
    <meta:editing-cycles>44</meta:editing-cycles>
    <meta:editing-duration>P1DT22H21M16S</meta:editing-duration>
    <meta:user-defined meta:name="Info 1"/>
    <meta:user-defined meta:name="Info 2"/>
    <meta:user-defined meta:name="Info 3"/>
    <meta:user-defined meta:name="Info 4"/>
    <meta:document-statistic meta:table-count="3" meta:cell-count="748"/>
  </office:meta>
</office:document-meta>
</file>